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0066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cc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60" draw:layer="" svg:width="149.97546400000pt" svg:height="99.98366400000pt" svg:x="0.00000282176pt" svg:y="0.01630859360pt"/>
          <draw:rect draw:style-name="gr3" draw:id="shape3" draw:name="rect668" draw:layer="" svg:width="45.45787040000pt" svg:height="45.45951200000pt"/>
          <draw:rect draw:style-name="gr4" draw:id="shape4" draw:name="rect669" draw:layer="" svg:width="149.97917600000pt" svg:height="9.20449600000pt" svg:x="0.00000282176pt" svg:y="90.79550400000pt"/>
          <draw:rect draw:style-name="gr4" draw:id="shape5" draw:name="rect670" draw:layer="" svg:width="149.97917600000pt" svg:height="9.09639200000pt" svg:x="0.00000282176pt" svg:y="90.90361600000pt"/>
          <draw:rect draw:style-name="gr4" draw:id="shape6" draw:name="rect672" draw:layer="" svg:width="149.97917600000pt" svg:height="9.02545680000pt" svg:x="0.47135486400pt" svg:y="72.75844720000pt"/>
          <draw:rect draw:style-name="gr4" draw:id="shape7" draw:name="rect673" draw:layer="" svg:width="149.60113600000pt" svg:height="9.12116880000pt" svg:x="0.47135486400pt" svg:y="54.54233360000pt"/>
          <draw:rect draw:style-name="gr4" draw:id="shape8" draw:name="rect675" draw:layer="" svg:width="104.52548000000pt" svg:height="9.08089120000pt" svg:x="45.44276160000pt" svg:y="0.01083984400pt"/>
          <draw:rect draw:style-name="gr4" draw:id="shape9" draw:name="rect676" draw:layer="" svg:width="104.52548000000pt" svg:height="9.13981440000pt" svg:x="45.44277360000pt" svg:y="36.34042960000pt"/>
          <draw:rect draw:style-name="gr4" draw:id="shape10" draw:name="rect677" draw:layer="" svg:width="104.52548000000pt" svg:height="9.08088640000pt" svg:x="45.44277360000pt" svg:y="18.23452160000pt"/>
          <draw:path draw:style-name="gr2" draw:id="shape11" draw:name="path205" draw:layer="" svg:width="31.95137248774pt" svg:height="26.09773166892pt" svg:x="6.55681960000pt" svg:y="8.67338160000pt" svg:viewBox="0 0 32 26" svg:d="M25.9147 26.0382L16.017 19.9753L6.16793 26.0977L9.83103 16.1485L0 10.0048L12.1627 9.91913L15.9353 0L19.7885 9.89628L31.9514 9.90935L22.1707 16.1109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2:39</dc:date>
    <meta:creation-date>2011-05-22T06:10:35</meta:creation-date>
    <dc:creator>Yue Liu</dc:creator>
  </office:meta>
</office:document-meta>
</file>